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7c6" officeooo:paragraph-rsid="0018d7c6"/>
    </style:style>
    <style:style style:name="P2" style:family="paragraph" style:parent-style-name="Standard">
      <style:text-properties officeooo:rsid="0018d7c6" officeooo:paragraph-rsid="001a1165"/>
    </style:style>
    <style:style style:name="P3" style:family="paragraph" style:parent-style-name="Standard">
      <style:text-properties officeooo:paragraph-rsid="0018d7c6"/>
    </style:style>
    <style:style style:name="P4" style:family="paragraph" style:parent-style-name="Standard">
      <style:text-properties officeooo:rsid="001a1165" officeooo:paragraph-rsid="001a1165"/>
    </style:style>
    <style:style style:name="P5" style:family="paragraph" style:parent-style-name="Standard">
      <style:text-properties style:font-name="Liberation Serif" fo:font-size="12pt" officeooo:rsid="0018d7c6" officeooo:paragraph-rsid="0018d7c6" style:font-size-asian="12pt" style:font-size-complex="12pt"/>
    </style:style>
    <style:style style:name="P6" style:family="paragraph" style:parent-style-name="Standard">
      <style:text-properties officeooo:rsid="0018d7c6" officeooo:paragraph-rsid="001aa421"/>
    </style:style>
    <style:style style:name="P7" style:family="paragraph" style:parent-style-name="Standard">
      <style:text-properties officeooo:rsid="001aa421" officeooo:paragraph-rsid="001aa421"/>
    </style:style>
    <style:style style:name="P8" style:family="paragraph" style:parent-style-name="Standard">
      <style:text-properties officeooo:rsid="001ab6c6" officeooo:paragraph-rsid="001ab6c6"/>
    </style:style>
    <style:style style:name="P9" style:family="paragraph" style:parent-style-name="Standard">
      <style:text-properties officeooo:rsid="001e67ec" officeooo:paragraph-rsid="001e67ec"/>
    </style:style>
    <style:style style:name="P10" style:family="paragraph" style:parent-style-name="Standard">
      <style:text-properties officeooo:rsid="001d39ac" officeooo:paragraph-rsid="001d39ac"/>
    </style:style>
    <style:style style:name="P11" style:family="paragraph" style:parent-style-name="Standard">
      <style:text-properties officeooo:rsid="001d39ac" officeooo:paragraph-rsid="001e67ec"/>
    </style:style>
    <style:style style:name="P12" style:family="paragraph" style:parent-style-name="Standard">
      <style:text-properties officeooo:rsid="001e7cc7" officeooo:paragraph-rsid="001e7cc7"/>
    </style:style>
    <style:style style:name="T1" style:family="text">
      <style:text-properties officeooo:rsid="001a1165"/>
    </style:style>
    <style:style style:name="T2" style:family="text">
      <style:text-properties officeooo:rsid="0018d7c6"/>
    </style:style>
    <style:style style:name="T3" style:family="text">
      <style:text-properties style:font-name="Liberation Serif" fo:font-size="12pt" officeooo:rsid="0018d7c6" style:font-size-asian="12pt" style:font-size-complex="12pt"/>
    </style:style>
    <style:style style:name="T4" style:family="text">
      <style:text-properties style:font-name="Liberation Serif" fo:font-size="12pt" fo:font-weight="normal" officeooo:rsid="0018d7c6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language="de" fo:country="D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language="de" fo:country="DE" fo:font-weight="normal" officeooo:rsid="0018d7c6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de" fo:country="DE" fo:font-weight="normal" style:font-weight-asian="normal" style:font-weight-complex="normal"/>
    </style:style>
    <style:style style:name="T10" style:family="text">
      <style:text-properties fo:language="de" fo:country="DE" fo:font-weight="normal" officeooo:rsid="0018d7c6" style:font-weight-asian="normal" style:font-weight-complex="normal"/>
    </style:style>
    <style:style style:name="T11" style:family="text">
      <style:text-properties officeooo:rsid="001bb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r Item Editor wurde noch nicht an die neue Art angepasst, wie die Bilder geladen werden. Es zeigt die Bilder für cup nicht an. <text:span text:style-name="T1">Überprüfe auch, wie die Bilder für Items im ListView „Items“ im „Main Editor“ geladen werden. Das Default Bild für Cup wird nicht angezeigt. <text:line-break/></text:span></text:p>
      <text:p text:style-name="P2">2. Der „Add By Click“ ist umständlich. Ich möchte, dass ich bei„Add By Click“ die anderen Fenster minimieren und ein „Point Edit<text:span text:style-name="T1">or“</text:span> Window öffnet.<text:line-break/>-----------------------------------------------------------<text:line-break/>Point Editor</text:p>
      <text:p text:style-name="P1"/>
      <text:p text:style-name="P1">#&lt;ListViewPoints&gt;########################</text:p>
      <text:p text:style-name="P1">-listItemPoint1&gt;-------------------------------------- </text:p>
      <text:p text:style-name="P1">x:[ <text:s text:c="3"/>] <text:s text:c="5"/>y:[ <text:s text:c="3"/>] <text:s text:c="7"/>z:[ <text:s text:c="3"/>]</text:p>
      <text:p text:style-name="P1">-&lt;/listItemPoint1&gt;------------------------------------- </text:p>
      <text:p text:style-name="P1">-&lt;listItemPoint2&gt;-------------------------------------- </text:p>
      <text:p text:style-name="P1">x:[ <text:s text:c="3"/>] <text:s text:c="5"/>y:[ <text:s text:c="3"/>] <text:s text:c="7"/>z:[ <text:s text:c="3"/>]</text:p>
      <text:p text:style-name="P1">-&lt;/listItemPoint2&gt;------------------------------------- </text:p>
      <text:p text:style-name="P1">-&lt;listItemPoint_n&gt;-------------------------------------- </text:p>
      <text:p text:style-name="P1">x:[ <text:s text:c="3"/>] <text:s text:c="5"/>y:[ <text:s text:c="3"/>] <text:s text:c="7"/>z:[ <text:s text:c="3"/>]</text:p>
      <text:p text:style-name="P1">-&lt;/listItemPoint_n&gt;------------------------------------- </text:p>
      <text:p text:style-name="P1">#&lt;ListViewPoints&gt;#########################</text:p>
      <text:p text:style-name="P3"><text:span text:style-name="T2">[New] [Re</text:span><text:span text:style-name="T3">move]</text:span><text:span text:style-name="T4"> [</text:span><text:span text:style-name="T5">↑</text:span><text:span text:style-name="T6">] [</text:span><text:span text:style-name="T5">↓</text:span><text:span text:style-name="T6">]</text:span><text:span text:style-name="T4"> <text:s text:c="3"/></text:span><text:span text:style-name="T3"><text:s text:c="27"/>[Close]</text:span></text:p>
      <text:p text:style-name="P1">-------------------------------------------------------------</text:p>
      <text:p text:style-name="P4">When this Editor opens all other Edit Windows minimize.</text:p>
      <text:p text:style-name="P2">Every change that is made in this Editor is autosaved and updates the files / cache / ram and UI.</text:p>
      <text:p text:style-name="P1">[New] → Adds a new Point Manually</text:p>
      <text:p text:style-name="P3">[Re<text:span text:style-name="T7">move] → </text:span><text:span text:style-name="T3">Remove selected Point from ListView and from references</text:span><text:span text:style-name="T6"> in file.</text:span></text:p>
      <text:p text:style-name="P3"><text:span text:style-name="T8">[</text:span><text:span text:style-name="T9">↑] → </text:span><text:span text:style-name="T10">Move selected Point on up in ListView and references in file.</text:span></text:p>
      <text:p text:style-name="P3">[<text:span text:style-name="T5">↓</text:span>] → Move selected Point on <text:span text:style-name="T2">down</text:span> in ListView and references in file.</text:p>
      <text:p text:style-name="P5">[Close] → Closes Menu and ends Click by Add. Other Editor Windows reapear.</text:p>
      <text:p text:style-name="P1">x:[ <text:s text:c="3"/>] <text:s text:c="5"/>y:[ <text:s text:c="3"/>] <text:s text:c="7"/>z:[ <text:s text:c="3"/>] → These are InputFields that hold the current value and allow to edit. Enter confirms and updates the files / cache / ram and UI.</text:p>
      <text:p text:style-name="P1"/>
      <text:p text:style-name="P1"/>
      <text:p text:style-name="P6">1. Der Item Editor wurde noch nicht an die neue Art angepasst, wie die Bilder geladen werden. Es zeigt die Bilder für cup nicht an. <text:span text:style-name="T1">Überprüfe auch, wie die Bilder für Items im ListView „Items“ im „Main Editor“ geladen werden. Das Default Bild für Cup wird nicht angezeigt.</text:span></text:p>
      <text:p text:style-name="P7">2. Das Items ListView „Items“ im Main Editor zeigt die Bilder der Items nicht an.</text:p>
      <text:p text:style-name="P7">3. Das Main UI „Game“ zeigt die CustomClickArea nicht an.</text:p>
      <text:p text:style-name="P7">4. Es werden bei „Add by Click“ keine Punkte hinzugefügt oder gerendert.</text:p>
      <text:p text:style-name="P7"/>
      <text:p text:style-name="P8">Points im „Click by Add sollen immer <text:span text:style-name="T11">unter</text:span> dem ausgewählten Punkt hinzugefügt werden.</text:p>
      <text:p text:style-name="P8"/>
      <text:p text:style-name="P8"/>
      <text:p text:style-name="P8">● ✅ Alle Verbesserungen implementiert!</text:p>
      <text:p text:style-name="P8"/>
      <text:p text:style-name="P8"><text:s text:c="2"/>1. CustomClickArea Points sind jetzt draggable wie KeyArea</text:p>
      <text:p text:style-name="P8"/>
      <text:p text:style-name="P8"><text:s text:c="2"/>Implementiert in:</text:p>
      <text:p text:style-name="P8"><text:s text:c="2"/>- AdventureGame.java:75 - Neue Variable selectedCustomClickAreaForPointDrag</text:p>
      <text:p text:style-name="P8"><text:s text:c="2"/>hinzugefügt</text:p>
      <text:p text:style-name="P8"><text:s text:c="2"/>- AdventureGame.java:1015-1042 - handlePathPointPress() erkennt jetzt</text:p>
      <text:p text:style-name="P8"><text:s text:c="2"/>CustomClickArea Points (höchste Priorität)</text:p>
      <text:p text:style-name="P8"><text:soft-page-break/><text:s text:c="2"/>- AdventureGame.java:1112-1119 - handlePathPointDrag() aktualisiert CustomClickArea</text:p>
      <text:p text:style-name="P8"><text:s text:c="3"/>Polygone während des Draggings</text:p>
      <text:p text:style-name="P8"><text:s text:c="2"/>- AdventureGame.java:1154-1163 - handlePathPointRelease() speichert automatisch</text:p>
      <text:p text:style-name="P8"><text:s text:c="2"/>Items mit CustomClickArea</text:p>
      <text:p text:style-name="P8"/>
      <text:p text:style-name="P8"><text:s text:c="2"/>Features:</text:p>
      <text:p text:style-name="P8"><text:s text:c="2"/>- CustomClickArea Points haben höchste Priorität beim Klicken (vor alten Item</text:p>
      <text:p text:style-name="P8"><text:s text:c="2"/>Points und KeyArea Points)</text:p>
      <text:p text:style-name="P8"><text:s text:c="2"/>- Live-Update des Polygons während des Draggings</text:p>
      <text:p text:style-name="P8"><text:s text:c="2"/>- Auto-Save beim Loslassen des Punktes mit saveItemToDefault()</text:p>
      <text:p text:style-name="P8"><text:s text:c="2"/>- Auto-Save der Scene für sofortige Persistenz</text:p>
      <text:p text:style-name="P8"><text:s text:c="2"/>- Log-Ausgaben für besseres Debugging</text:p>
      <text:p text:style-name="P8"/>
      <text:p text:style-name="P8"><text:s text:c="2"/>2. Point Editor UI verbessert</text:p>
      <text:p text:style-name="P8"/>
      <text:p text:style-name="P8"><text:s text:c="2"/>Implementiert in:</text:p>
      <text:p text:style-name="P8"><text:s text:c="2"/>- PointEditorDialog.java:54 - setAlwaysOnTop(true) - Fenster bleibt immer im</text:p>
      <text:p text:style-name="P8"><text:s text:c="2"/>Vordergrund</text:p>
      <text:p text:style-name="P8"><text:s text:c="2"/>- PointEditorDialog.java:52 - Kompaktere Größe (400x500) für bessere Ergonomie</text:p>
      <text:p text:style-name="P8"><text:s text:c="2"/>- Die ListView ist bereits in einem JScrollPane (Zeile 100), sodass viele Punkte</text:p>
      <text:p text:style-name="P8"><text:s text:c="2"/>scrollbar sind</text:p>
      <text:p text:style-name="P8"/>
      <text:p text:style-name="P8"><text:s text:c="2"/>3. Add by Click fügt Punkte über ausgewähltem Punkt ein</text:p>
      <text:p text:style-name="P8"/>
      <text:p text:style-name="P8"><text:s text:c="2"/>Implementiert in:</text:p>
      <text:p text:style-name="P8"><text:s text:c="2"/>- PointEditorDialog.java:319-347 - Komplett überarbeitete addPointAtPosition()</text:p>
      <text:p text:style-name="P8"><text:s text:c="2"/>Methode</text:p>
      <text:p text:style-name="P8"><text:s text:c="4"/>- Prüft, ob ein Punkt in der Tabelle ausgewählt ist</text:p>
      <text:p text:style-name="P8"><text:s text:c="4"/>- Fügt neuen Punkt ÜBER dem ausgewählten Punkt ein (nicht darunter)</text:p>
      <text:p text:style-name="P8"><text:s text:c="4"/>- Falls keine Auswahl: Fügt am Ende ein</text:p>
      <text:p text:style-name="P8"><text:s text:c="4"/>- Lädt die komplette Tabelle neu, um alle Nummern korrekt zu aktualisieren</text:p>
      <text:p text:style-name="P8"><text:s text:c="4"/>- Selektiert automatisch den neu eingefügten Punkt</text:p>
      <text:p text:style-name="P8"><text:s text:c="4"/>- Ruft saveChanges() auf für Auto-Save</text:p>
      <text:p text:style-name="P8"/>
      <text:p text:style-name="P8"><text:s text:c="2"/>Workflow:</text:p>
      <text:p text:style-name="P8"><text:s text:c="2"/>1. Benutzer öffnet Point Editor</text:p>
      <text:p text:style-name="P8"><text:s text:c="2"/>2. Selektiert einen Punkt in der Tabelle</text:p>
      <text:p text:style-name="P8"><text:s text:c="2"/>3. Klickt auf "🖱️ Add by Click"</text:p>
      <text:p text:style-name="P8"><text:s text:c="2"/>4. Klickt auf Game Screen</text:p>
      <text:p text:style-name="P8"><text:s text:c="2"/>5. Neuer Punkt wird VOR dem selektierten Punkt eingefügt</text:p>
      <text:p text:style-name="P8"><text:s text:c="2"/>6. Tabelle wird neu nummeriert (0, 1, 2, ...)</text:p>
      <text:p text:style-name="P8"><text:s text:c="2"/>7. Neuer Punkt wird automatisch selektiert</text:p>
      <text:p text:style-name="P8"><text:s text:c="2"/>8. Änderungen werden sofort gespeichert</text:p>
      <text:p text:style-name="P8"/>
      <text:p text:style-name="P8"><text:s text:c="2"/>Alle Änderungen kompiliert erfolgreich und sind bereit zum Testen! 🎉</text:p>
      <text:p text:style-name="P8"/>
      <text:p text:style-name="P8">&gt; 1. Drag und release erzeugt immer Autosave. 2. Der Point Editor soll "Point Editor:</text:p>
      <text:p text:style-name="P8"><text:s/>&lt;nameOfItem&gt;" anzeigen. 3. Points im „Click by Add sollen immer unter dem</text:p>
      <text:p text:style-name="P8">ausgewählten Punkt hinzugefügt werden. 4. Das Point Editor Window muss von der Größe</text:p>
      <text:p text:style-name="P8">angepasst werden. 5. das ListView im "Point Editor &lt;nameOfitem&gt;" soll in einem</text:p>
      <text:p text:style-name="P8">ScrollView eingebetet sein.</text:p>
      <text:p text:style-name="P8"/>
      <text:p text:style-name="P9"><text:soft-page-break/>1.</text:p>
      <text:p text:style-name="P10">Item Porperties:</text:p>
      <text:p text:style-name="P10"/>
      <text:p text:style-name="P10">-Name:</text:p>
      <text:p text:style-name="P10">-Images</text:p>
      <text:p text:style-name="P10">--Item Editor Image: Default→ Soll auch Splittpane sein.</text:p>
      <text:p text:style-name="P10">--Conditions → Soll auch Splittpane sein.</text:p>
      <text:p text:style-name="P10"/>
      <text:p text:style-name="P10">-Custom Click Areas → Soll auch Splittpane sein.</text:p>
      <text:p text:style-name="P11">--Custom Click Area → Soll auch Splittpane sein.</text:p>
      <text:p text:style-name="P10">---Points of CustomClickArea → Soll auch Splittpane sein.</text:p>
      <text:p text:style-name="P10">---Conditions → Soll auch Splittpane sein.</text:p>
      <text:p text:style-name="P10"/>
      <text:p text:style-name="P10">- Moving Ranges → Soll auch Splittpane sein.</text:p>
      <text:p text:style-name="P10">--Moving Rang</text:p>
      <text:p text:style-name="P10">---KeyArea Name</text:p>
      <text:p text:style-name="P10">---Conditions → Soll auch Splittpane sein.</text:p>
      <text:p text:style-name="P10"/>
      <text:p text:style-name="P9">2.</text:p>
      <text:p text:style-name="P9">Im Item Editor wird „cup“ mit „cup“ und „cup_default“ angezeigt. Jedes Item wird mit „&lt;nameOfItem&gt;“ und „&lt;nameOfItem&gt;_default“ angezeigt. Das soll so nicht sein.</text:p>
      <text:p text:style-name="P9">Es soll nur das „&lt;nameOfItem&gt;“ angezeigt und bearbeitet werden. Möglicherweise besteht das Problem nicht im Editor selber, sondern beim erstellten und laden Der Datei. Überprüfe und korrigiere es. </text:p>
      <text:p text:style-name="P9"/>
      <text:p text:style-name="P12">3. CustomClickAreas müssen sich gemeinsam mit dem Item verschieben, wenn ich es dragge.</text:p>
      <text:p text:style-name="P12"/>
      <text:p text:style-name="P12">4. Point Editor UI anpassen. SplitPane benutzen.</text:p>
      <text:p text:style-name="P12"/>
      <text:p text:style-name="P12">-&lt;SplitPane&gt;------------------------------------------------------</text:p>
      <text:p text:style-name="P12">Point Editor</text:p>
      <text:p text:style-name="P12"/>
      <text:p text:style-name="P12">#&lt;ListViewPoints&gt;########################</text:p>
      <text:p text:style-name="P12">-listItemPoint1&gt;--------------------------------------- </text:p>
      <text:p text:style-name="P12">x:[ <text:s text:c="3"/>] <text:s text:c="5"/>y:[ <text:s text:c="3"/>] <text:s text:c="7"/>z:[ <text:s text:c="3"/>]</text:p>
      <text:p text:style-name="P12">-&lt;/listItemPoint1&gt;------------------------------------- </text:p>
      <text:p text:style-name="P12">-&lt;listItemPoint2&gt;-------------------------------------- </text:p>
      <text:p text:style-name="P12">x:[ <text:s text:c="3"/>] <text:s text:c="5"/>y:[ <text:s text:c="3"/>] <text:s text:c="7"/>z:[ <text:s text:c="3"/>]</text:p>
      <text:p text:style-name="P12">-&lt;/listItemPoint2&gt;------------------------------------- </text:p>
      <text:p text:style-name="P12">-&lt;listItemPoint_n&gt;-------------------------------------</text:p>
      <text:p text:style-name="P12">x:[ <text:s text:c="3"/>] <text:s text:c="5"/>y:[ <text:s text:c="3"/>] <text:s text:c="7"/>z:[ <text:s text:c="3"/>]</text:p>
      <text:p text:style-name="P12">-&lt;/listItemPoint_n&gt;------------------------------------</text:p>
      <text:p text:style-name="P12">#&lt;ListViewPoints&gt;#########################</text:p>
      <text:p text:style-name="P12">[New] [Remove] [↑] [↓] <text:s text:c="25"/>[Close]</text:p>
      <text:p text:style-name="P12">-------------------------------------------------------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5:25:48.889013400</meta:creation-date>
    <dc:date>2025-11-05T15:36:22.973813100</dc:date>
    <meta:editing-duration>PT10H35M25S</meta:editing-duration>
    <meta:editing-cycles>5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112" meta:word-count="832" meta:character-count="6451" meta:non-whitespace-character-count="5422"/>
  </office:meta>
</office:document-meta>
</file>